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5.616cm" fo:min-width="5.366cm" fo:wrap-option="wrap" loext:decorative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852cm" fo:min-width="0.902cm" loext:decorative="fals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.75cm" loext:decorative="fals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94cm" fo:min-width="0.73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406cm" fo:min-width="1.268cm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812cm" fo:min-width="0.562cm" loext:decorative="fals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.376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.626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6.5cm" svg:x="2cm" svg:y="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3.75cm" draw:transform="rotate (1.5707963267949) translate (4.5cm 3.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25cm" svg:height="1cm" svg:x="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459cm" svg:height="3.131cm" svg:x="8.968cm" svg:y="3.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.5cm" svg:height="2.342cm" svg:x="8.95cm" svg:y="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cm" svg:height="1.5cm" svg:x="6.2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75cm" svg:height="3.75cm" svg:x="3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25cm" svg:height="2.25cm" svg:x="5.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5:08:04.137277041</meta:creation-date>
    <dc:date>2024-02-12T06:02:47.347746998</dc:date>
    <meta:editing-duration>PT30M28S</meta:editing-duration>
    <meta:editing-cycles>6</meta:editing-cycles>
    <meta:generator>LibreOffice/7.6.4.1$Linux_X86_64 LibreOffice_project/60$Build-1</meta:generator>
    <meta:document-statistic meta:object-count="8"/>
  </office:meta>
</office:document-meta>
</file>